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color="#008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  <style:text-properties fo:color="#b84747" fo:font-family="Verdana" style:font-family-generic="swiss" style:font-pitch="variable" fo:font-size="40pt" fo:text-shadow="none" style:text-underline-style="none" fo:font-weight="bold" style:font-size-asian="40pt" style:font-weight-asian="bold" style:font-size-complex="40pt" style:font-weight-complex="bold"/>
    </style:style>
    <style:style style:name="T1" style:family="text">
      <style:text-properties fo:font-size="40pt" fo:text-shadow="none" style:text-underline-style="none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74cm" svg:height="3.681cm" svg:x="5.445cm" svg:y="8.749cm">
          <draw:text-box>
            <text:p text:style-name="P1"><text:span text:style-name="T1">DAVID</text:span></text:p>
            <text:p text:style-name="P1"><text:span text:style-name="T1">KARAPETY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vid Karapetyan</meta:initial-creator>
    <meta:creation-date>2008-12-06T20:35:07</meta:creation-date>
    <meta:printed-by>David Karapetyan</meta:printed-by>
    <meta:print-date>2008-12-06T20:35:32</meta:print-date>
    <dc:date>2008-12-06T21:08:19</dc:date>
    <dc:creator>David Karapetyan</dc:creator>
    <meta:editing-duration>PT00H17M49S</meta:editing-duration>
    <meta:editing-cycles>2</meta:editing-cycles>
    <meta:generator>OpenOffice.org/3.0$Unix OpenOffice.org_project/300m9$Build-9358</meta:gener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